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6d5b1" style:font-style-asian="normal" style:font-style-complex="normal"/>
    </style:style>
    <style:style style:name="P65" style:family="paragraph" style:parent-style-name="Standard">
      <style:paragraph-properties fo:margin-top="0.0398in" fo:margin-bottom="0.0398in" loext:contextual-spacing="false"/>
      <style:text-properties fo:font-style="normal" officeooo:rsid="006886bf" officeooo:paragraph-rsid="006886bf" style:font-style-asian="normal" style:font-style-complex="normal"/>
    </style:style>
    <style:style style:name="P66" style:family="paragraph" style:parent-style-name="Standard">
      <style:paragraph-properties fo:margin-top="0.0398in" fo:margin-bottom="0.0398in" loext:contextual-spacing="false"/>
      <style:text-properties fo:font-style="normal" officeooo:rsid="006ab069" officeooo:paragraph-rsid="006ab069" style:font-style-asian="normal" style:font-style-complex="normal"/>
    </style:style>
    <style:style style:name="P67" style:family="paragraph" style:parent-style-name="Standard">
      <style:paragraph-properties fo:margin-top="0.0398in" fo:margin-bottom="0.0398in" loext:contextual-spacing="false"/>
      <style:text-properties fo:font-style="normal" officeooo:rsid="006c56f5" officeooo:paragraph-rsid="006c56f5" style:font-style-asian="normal" style:font-style-complex="normal"/>
    </style:style>
    <style:style style:name="P68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9" style:family="paragraph" style:parent-style-name="Standard">
      <style:paragraph-properties fo:margin-top="0.0398in" fo:margin-bottom="0.0398in" loext:contextual-spacing="false"/>
      <style:text-properties fo:font-style="normal" officeooo:rsid="006f0c14" officeooo:paragraph-rsid="006f0c14" style:font-style-asian="normal" style:font-style-complex="normal"/>
    </style:style>
    <style:style style:name="P70" style:family="paragraph" style:parent-style-name="Standard">
      <style:paragraph-properties fo:margin-top="0.0398in" fo:margin-bottom="0.0398in" loext:contextual-spacing="false"/>
      <style:text-properties fo:font-style="normal" officeooo:rsid="00700516" officeooo:paragraph-rsid="00700516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886bf"/>
    </style:style>
    <style:style style:name="T25" style:family="text">
      <style:text-properties officeooo:rsid="006941ae"/>
    </style:style>
    <style:style style:name="T26" style:family="text">
      <style:text-properties officeooo:rsid="006df4e2"/>
    </style:style>
    <style:style style:name="T27" style:family="text">
      <style:text-properties officeooo:rsid="006fcc99"/>
    </style:style>
    <style:style style:name="T28" style:family="text">
      <style:text-properties officeooo:rsid="007093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<text:span text:style-name="T25">убыванию</text:span>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40">31. Выбрать первые 3 строки из таблицы people</text:p>
      <text:p text:style-name="P41">SELECT * FROM people LIMIT 3;</text:p>
      <text:p text:style-name="P41"/>
      <text:p text:style-name="P42">32. Выбрать 25% строк из таблицы people</text:p>
      <text:p text:style-name="P42">SELECT * FROM people LIMIT (SELECT COUNT(*)*0.25 FROM people);</text:p>
      <text:p text:style-name="P42"/>
      <text:p text:style-name="P42">33. Поучить минимальное и максимальное значение age</text:p>
      <text:p text:style-name="P42">SELECT MIN(age) AS min_age, MAX(age) AS max_age FROM people;</text:p>
      <text:p text:style-name="P42"/>
      <text:p text:style-name="P42">34. Получить число строк таблицы people, где город MSK</text:p>
      <text:p text:style-name="P42">SELECT COUNT(city) FROM people WHERE city='MSK';</text:p>
      <text:p text:style-name="P42"/>
      <text:p text:style-name="P42">35. Получить средний возраст в таблице people</text:p>
      <text:p text:style-name="P42">SELECT AVG(age) FROM people;</text:p>
      <text:p text:style-name="P42"/>
      <text:p text:style-name="P43">36. Получить сумму значений в столбце возрастанию</text:p>
      <text:p text:style-name="P43">SELECT SUM(age) FROM people;</text:p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>SELECT * FROM people WHERE name LIKE 'a%' OR name LIKE '%a'</text:p>
      <text:p text:style-name="P43"/>
      <text:p text:style-name="P44">38. Получить строки таблицы people, где второй символ поля - a</text:p>
      <text:p text:style-name="P44">SELECT * FROM people WHERE name LIKE '_a%';</text:p>
      <text:p text:style-name="P44"/>
      <text:p text:style-name="P44">39. Выбрать все строки, в которых поле name начинается с одной из букв a, b или с</text:p>
      <text:p text:style-name="P44">SELECT * FROM people WHERE name <text:span text:style-name="T19">SIMILAR TO</text:span> '[abc]%';</text:p>
      <text:p text:style-name="P44"/>
      <text:p text:style-name="P45">40. Выбрать все строки, в которых поле name не начинается с букв a, b или c</text:p>
      <text:p text:style-name="P45">SELECT * FROM people WHERE name NOT SIMILAR TO '[abc]%';</text:p>
      <text:p text:style-name="P45"/>
      <text:p text:style-name="P46">41. Выбрать все строки, где city в списке: M<text:span text:style-name="T20">oskow</text:span> или Omsk</text:p>
      <text:p text:style-name="P46">SELECT * FROM people WHERE city IN ('Moskow', 'Omsk');</text:p>
      <text:p text:style-name="P46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>SELECT * FROM people WHERE age BETWEEN 20 AND 40 <text:span text:style-name="T21">ORDER BY age;</text:span></text:p>
      <text:p text:style-name="P47"/>
      <text:p text:style-name="P48">43. Выбрать все строки из таблицы people, где имя между Антон и Сергей, <text:span text:style-name="T22">отсортировать по имени</text:span></text:p>
      <text:p text:style-name="P49">SELECT * FROM people WHERE name BETWEEN 'Antom' AND 'Serg' ORDER BY name;</text:p>
      <text:p text:style-name="P49"/>
      <text:p text:style-name="P50">44. Из таблицы people выбрать столбец name под псевдонимом username</text:p>
      <text:p text:style-name="P50">SELECT name AS username FROM people;</text:p>
      <text:p text:style-name="P50"/>
      <text:p text:style-name="P50">45. Выбрать таблицу people под псевдонимом users</text:p>
      <text:p text:style-name="P50">SELECT * FROM people AS users;</text:p>
      <text:p text:style-name="P50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>SELECT people.name FROM people INNER JOIN cities ON people.city=cities.name AND cities.population&gt;10000;</text:p>
      <text:p text:style-name="P52"/>
      <text:p text:style-name="P53">47. Выбрать все города из таблицы people и численность населения из таблицы cities</text:p>
      <text:p text:style-name="P53">SELECT DISTINCT people.city AS city, cities.population AS population FROM people LEFT JOIN cities ON people.city=cities.name;</text:p>
      <text:p text:style-name="P53"/>
      <text:p text:style-name="P54">48. Вывести все города из таблицы cities и проживающих в них людей из таблицы people</text:p>
      <text:p text:style-name="P55">SELECT people.name AS name, cities.name AS city FROM people RIGHT JOIN cities ON people.city=cities.name;</text:p>
      <text:p text:style-name="P55"/>
      <text:p text:style-name="P55">49. Вывести всех людей из таблицы people и все города из таблицы cities</text:p>
      <text:p text:style-name="P56">SELECT people.name AS name, <text:s/>cities.name AS city FROM people FULL OUTER JOIN cities ON people.city = cities.name;</text:p>
      <text:p text:style-name="P56"/>
      <text:p text:style-name="P57">50. Вывести в 2 столбца все возможные сочетания имен людей, проживающих в одном городе</text:p>
      <text:p text:style-name="P57">SELECT a.name, b.name, a.city FROM people a, people b WHERE a.id&lt;&gt;b.id AND a.city=b.city;</text:p>
      <text:p text:style-name="P57"/>
      <text:p text:style-name="P58">51. Выбрать все города из таблицы people и все из таблицы cities, объединить без повторов</text:p>
      <text:p text:style-name="P58">SELECT city FROM people UNION SELECT name FROM cities;</text:p>
      <text:p text:style-name="P58"/>
      <text:p text:style-name="P59">52. Посчитать количество человек из таблицы people для каждого города</text:p>
      <text:p text:style-name="P59">SELECT COUNT(id), city FROM people GROUP BY city;</text:p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>SELECT COUNT(id), city FROM people GROUP BY city HAVING COUNT(id) &gt; 3;</text:p>
      <text:p text:style-name="P59"/>
      <text:p text:style-name="P69">54. Выбрать только те города из таблицы cities, <text:span text:style-name="T27">в которых живёт больше 1 человека из таблицы people</text:span></text:p>
      <text:p text:style-name="P70">SELECT name FROM cities WHERE name IN (SELECT city FROM people GROUP BY city HAVING COUNT(name)&gt;1);</text:p>
      <text:p text:style-name="P59"/>
      <text:p text:style-name="P60"><text:soft-page-break/>5<text:span text:style-name="T28">5</text:span>. Выбрать из таблицы people только тех людей, город которых присутствует в таблице cities, <text:span text:style-name="T23">использовать EXISTS</text:span></text:p>
      <text:p text:style-name="P59">SELECT name FROM people WHERE EXISTS (SELECT name FROM cities WHERE people.city = cities.name);</text:p>
      <text:p text:style-name="P59"/>
      <text:p text:style-name="P61">5<text:span text:style-name="T28">6</text:span>. Выбрать города из таблицы people с численностью населения больше 1000000, использовать ANY</text:p>
      <text:p text:style-name="P61">SELECT DISTINCT city FROM people WHERE city = ANY(SELECT name FROM cities WHERE population &gt; 1000000);</text:p>
      <text:p text:style-name="P61"/>
      <text:p text:style-name="P61">5<text:span text:style-name="T28">7</text:span>. <text:s/><text:span text:style-name="T24">Выбрать города из таблицы people, отсутствующие в таблице cities, использовать ALL</text:span></text:p>
      <text:p text:style-name="P65">SELECT city FROM people WHERE city != ALL(SELECT name FROM cities);</text:p>
      <text:p text:style-name="P65"/>
      <text:p text:style-name="P66">5<text:span text:style-name="T28">8</text:span>. <text:s/><text:span text:style-name="T24">Выбрать города из таблицы people, отсутствующие в таблице cities</text:span></text:p>
      <text:p text:style-name="P66">SELECT people.city FROM people LEFT JOIN cities ON people.city = cities.name WHERE cities.name IS NULL;</text:p>
      <text:p text:style-name="P66"/>
      <text:p text:style-name="P67">5<text:span text:style-name="T28">9</text:span>. Выбрать все города из таблиц people и cities за исключением городов, присутствующих в обоих таблицах</text:p>
      <text:p text:style-name="P67">SELECT people.city FROM people FULL OUTER JOIN cities ON people.city = cities.name WHERE people.city IS NULL OR cities.name IS NULL;</text:p>
      <text:p text:style-name="P61"/>
      <text:p text:style-name="P62"><text:span text:style-name="T28">60</text:span>. Скопировать все строки, где возраст больше 20 в отдельную таблицу</text:p>
      <text:p text:style-name="P62">SELECT * INTO old_people FROM people WHERE age &gt; 20;</text:p>
      <text:p text:style-name="P62"/>
      <text:p text:style-name="P62"><text:span text:style-name="T26">61</text:span>. Создать таблицу moskow_people. Скопировать из таблицы people в таблицу moskow_people имена людей из Москвы</text:p>
      <text:p text:style-name="P62">INSERT INTO moskow_people (name) SELECT name FROM people WHERE city='MSK';</text:p>
      <text:p text:style-name="P62"/>
      <text:p text:style-name="P63"><text:span text:style-name="T26">62</text:span>. Выбрать из таблицы people имена и города. Если город не указан, то заменить на homeless</text:p>
      <text:p text:style-name="P63">SELECT name, COALESCE (city, 'homeless') AS city FROM people;</text:p>
      <text:p text:style-name="P38"/>
      <text:p text:style-name="P64"><text:span text:style-name="T26">63</text:span>. Очистить таблицу people</text:p>
      <text:p text:style-name="P39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9-25T14:25:20.364495715</dc:date>
    <meta:editing-duration>PT10H27M34S</meta:editing-duration>
    <meta:editing-cycles>40</meta:editing-cycles>
    <meta:document-statistic meta:table-count="0" meta:image-count="0" meta:object-count="0" meta:page-count="7" meta:paragraph-count="126" meta:word-count="1265" meta:character-count="7983" meta:non-whitespace-character-count="6841"/>
  </office:meta>
</office:document-meta>
</file>